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Manager.getRepository( String hint , CredentialsToken credential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positoryManager.configure(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